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6000000AE0BDDB537.jpg" manifest:media-type="image/jpeg"/>
  <manifest:file-entry manifest:full-path="Thumbnails/thumbnail.png" manifest:media-type="image/png"/>
  <manifest:file-entry manifest:media-type="image/jpg" manifest:full-path="Pictures/logo_small.jp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cm" table:align="margins" style:writing-mode="lr-tb"/>
    </style:style>
    <style:style style:name="Table1.A" style:family="table-column">
      <style:table-column-properties style:column-width="8.749cm" style:rel-column-width="32767*"/>
    </style:style>
    <style:style style:name="Table1.B" style:family="table-column">
      <style:table-column-properties style:column-width="8.751cm" style:rel-column-width="32768*"/>
    </style:style>
    <style:style style:name="Table1.A1" style:family="table-cell">
      <style:table-cell-properties fo:padding="0.097cm" fo:border="none"/>
    </style:style>
    <style:style style:name="Table5" style:family="table">
      <style:table-properties style:width="17.5cm" table:align="margins" style:writing-mode="lr-tb"/>
    </style:style>
    <style:style style:name="Table5.A" style:family="table-column">
      <style:table-column-properties style:column-width="2.411cm" style:rel-column-width="9029*"/>
    </style:style>
    <style:style style:name="Table5.B" style:family="table-column">
      <style:table-column-properties style:column-width="9.255cm" style:rel-column-width="34660*"/>
    </style:style>
    <style:style style:name="Table5.C" style:family="table-column">
      <style:table-column-properties style:column-width="5.833cm" style:rel-column-width="21846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7.5cm" table:align="margins" style:writing-mode="lr-tb"/>
    </style:style>
    <style:style style:name="Table2.A" style:family="table-column">
      <style:table-column-properties style:column-width="8.283cm" style:rel-column-width="31020*"/>
    </style:style>
    <style:style style:name="Table2.B" style:family="table-column">
      <style:table-column-properties style:column-width="0.907cm" style:rel-column-width="3395*"/>
    </style:style>
    <style:style style:name="Table2.C" style:family="table-column">
      <style:table-column-properties style:column-width="8.31cm" style:rel-column-width="31120*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7.5cm" table:align="margins" style:writing-mode="lr-tb"/>
    </style:style>
    <style:style style:name="Table3.A" style:family="table-column">
      <style:table-column-properties style:column-width="0.984cm" style:rel-column-width="3685*"/>
    </style:style>
    <style:style style:name="Table3.B" style:family="table-column">
      <style:table-column-properties style:column-width="7.982cm" style:rel-column-width="29890*"/>
    </style:style>
    <style:style style:name="Table3.C" style:family="table-column">
      <style:table-column-properties style:column-width="1.498cm" style:rel-column-width="5608*"/>
    </style:style>
    <style:style style:name="Table3.D" style:family="table-column">
      <style:table-column-properties style:column-width="1.177cm" style:rel-column-width="4405*"/>
    </style:style>
    <style:style style:name="Table3.E" style:family="table-column">
      <style:table-column-properties style:column-width="2.907cm" style:rel-column-width="10886*"/>
    </style:style>
    <style:style style:name="Table3.F" style:family="table-column">
      <style:table-column-properties style:column-width="2.953cm" style:rel-column-width="1106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d3d3d3" fo:padding="0.097cm" fo:border-left="0.5pt solid #000000" fo:border-right="none" fo:border-top="none" fo:border-bottom="0.5pt solid #000000">
        <style:background-image/>
      </style:table-cell-properties>
    </style:style>
    <style:style style:name="Table3.F3" style:family="table-cell">
      <style:table-cell-properties fo:background-color="#d3d3d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.5cm" table:align="margins" style:writing-mode="lr-tb"/>
    </style:style>
    <style:style style:name="Table4.A" style:family="table-column">
      <style:table-column-properties style:column-width="5.833cm" style:rel-column-width="21845*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Liberation Sans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ans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Liberation Sans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Liberation Sans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text-autospace="none" style:writing-mode="lr-tb"/>
      <style:text-properties style:use-window-font-color="true" loext:opacity="0%" style:font-name="Liberation Serif1" fo:font-size="12pt" fo:language="id" fo:country="ID" style:letter-kerning="true" style:font-size-asian="12pt" style:language-asian="zh" style:country-asian="CN" style:font-name-complex="Liberation Serif1" style:font-size-complex="12pt" style:language-complex="hi" style:country-complex="IN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text-autospace="none" style:writing-mode="lr-tb"/>
      <style:text-properties style:use-window-font-color="true" loext:opacity="0%" style:font-name="Liberation Sans" fo:font-size="12pt" fo:language="id" fo:country="ID" style:letter-kerning="true" style:font-size-asian="12pt" style:language-asian="zh" style:country-asian="CN" style:font-name-complex="Liberation Sans2" style:font-size-complex="12pt" style:language-complex="hi" style:country-complex="IN"/>
    </style:style>
    <style:style style:name="P9" style:family="paragraph" style:parent-style-name="Standard">
      <style:paragraph-properties fo:text-align="end" style:justify-single-word="false" fo:break-before="page" style:writing-mode="lr-tb"/>
      <style:text-properties fo:color="#00003c" loext:opacity="100%" style:font-name="Liberation Sans" fo:font-size="14pt" fo:font-style="normal" fo:font-weight="bold" style:font-size-asian="14pt" style:font-style-asian="normal" style:font-weight-asian="bold" style:font-size-complex="14pt"/>
    </style:style>
    <style:style style:name="P10" style:family="paragraph" style:parent-style-name="Standard">
      <style:paragraph-properties fo:text-align="end" style:justify-single-word="false" style:writing-mode="lr-tb"/>
      <style:text-properties fo:color="#00003c" loext:opacity="100%" style:font-name="Liberation Sans" fo:font-size="12pt" fo:font-style="normal" fo:font-weight="normal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text-align="end" style:justify-single-word="false" style:writing-mode="lr-tb"/>
      <style:text-properties fo:color="#00003c" loext:opacity="100%" style:font-name="Liberation Sans" fo:font-size="8pt" fo:font-style="normal" fo:font-weight="normal" style:font-size-asian="8pt" style:font-style-asian="normal" style:font-weight-asian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" fo:font-size="12pt" fo:font-style="normal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" fo:font-size="10pt" fo:font-style="normal" fo:font-weight="normal" style:font-size-asian="10pt" style:font-style-asian="normal" style:font-weight-asian="normal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Liberation Sans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Liberation Sans" style:font-name-complex="Liberation Sans2"/>
    </style:style>
    <style:style style:name="T5" style:family="text">
      <style:text-properties style:text-underline-style="solid" style:text-underline-width="auto" style:text-underline-color="font-color" fo:font-weight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mor <text:s/>: PJ2506-0113</text:p>
          </table:table-cell>
          <table:table-cell table:style-name="Table1.A1" office:value-type="string">
            <text:p text:style-name="P2">Ungaran, 09/04/2025</text:p>
          </table:table-cell>
        </table:table-row>
        <table:table-row>
          <table:table-cell table:style-name="Table1.A1" office:value-type="string">
            <text:p text:style-name="P3">Perihal : <text:span text:style-name="T1">Permohonan Pembayaran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P4"/>
      <text:p text:style-name="P4"><text:tab/></text:p>
      <text:p text:style-name="P3">Kepada Yth. :</text:p>
      <text:p text:style-name="P3">Direktur <text:s/>RSUD <text:s/>dr. R. Koesma Tuban</text:p>
      <text:p text:style-name="P3">Jl. Dr. Wahidin Sudiro Husodo No. 800 Tuban</text:p>
      <text:p text:style-name="P3">di Tuban</text:p>
      <text:p text:style-name="P3"><text:tab/><text:tab/><text:tab/><text:tab/><text:tab/></text:p>
      <text:p text:style-name="P3"><text:tab/><text:tab/><text:tab/><text:tab/></text:p>
      <text:p text:style-name="P3"><text:tab/><text:tab/><text:tab/><text:tab/><text:tab/><text:tab/><text:tab/></text:p>
      <text:p text:style-name="P5">Sehubungan dengan pekerjaan <text:span text:style-name="T2"/> Instalasi Pengolahan Air Limbah (IPAL) RSUD dr. R. Koesma Kabupaten Tuban<text:span text:style-name="T3"> </text:span>telah terselesaikan, maka dengan ini kami :</text:p>
      <text:p text:style-name="P5"><text:tab/>Nama<text:tab/><text:tab/><text:tab/><text:tab/><text:tab/>: D a r n o</text:p>
      <text:p text:style-name="P5"><text:tab/>Jabatan<text:tab/><text:tab/><text:tab/><text:tab/>: Direktur</text:p>
      <text:p text:style-name="P5"><text:tab/>Bertindak untuk dan atas nama<text:tab/>: PT. Bayu Tehnik Wicaksono</text:p>
      <text:p text:style-name="P5"><text:tab/>Alamat<text:tab/><text:tab/><text:tab/><text:tab/>: Jl. Merpati I/6</text:p>
      <text:p text:style-name="P5"><text:tab/><text:tab/><text:tab/><text:tab/><text:tab/><text:tab/> <text:s/>Bandarjo – Ungaran </text:p>
      <text:p text:style-name="P5"><text:tab/>Rekening<text:tab/><text:tab/><text:tab/><text:tab/>: 1.022.00972.3</text:p>
      <text:p text:style-name="P5"><text:tab/><text:tab/><text:tab/><text:tab/><text:tab/><text:tab/> <text:s/>Bank Jateng Cabang Ungaran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5">Mengajukan permohonan pembayaran nota dengan nomor: </text:p>
          </table:table-cell>
          <table:covered-table-cell/>
          <table:table-cell table:style-name="Table5.A1" office:value-type="string">
            <text:p text:style-name="P6">(PROV108) </text:p>
          </table:table-cell>
        </table:table-row>
        <table:table-row>
          <table:table-cell table:style-name="Table5.A1" office:value-type="string">
            <text:p text:style-name="P5">Sebesar:</text:p>
          </table:table-cell>
          <table:table-cell table:style-name="Table5.A1" table:number-columns-spanned="2" office:value-type="string">
            <text:p text:style-name="P6">Rp4.440.000,-</text:p>
          </table:table-cell>
          <table:covered-table-cell/>
        </table:table-row>
        <table:table-row>
          <table:table-cell table:style-name="Table5.A1" office:value-type="string">
            <text:p text:style-name="P5">Terbilang:</text:p>
          </table:table-cell>
          <table:table-cell table:style-name="Table5.A1" table:number-columns-spanned="2" office:value-type="string">
            <text:p text:style-name="P6">4.440.000</text:p>
          </table:table-cell>
          <table:covered-table-cell/>
        </table:table-row>
      </table:table>
      <text:p text:style-name="P5"/>
      <text:p text:style-name="P5"><text:bookmark text:name="_GoBack"/>Demikian permohonan kami, atas perhatian dan kerjasamanya, kami sampaikan terima kasih.</text:p>
      <text:p text:style-name="P4"><text:s/></text:p>
      <text:p text:style-name="P4"/>
      <text:p text:style-name="P4"/>
      <text:p text:style-name="P4"><text:tab/><text:tab/><text:tab/><text:tab/><text:tab/><text:tab/><text:tab/><text:tab/><text:tab/><text:tab/></text:p>
      <text:p text:style-name="P4"/>
      <text:p text:style-name="P7"><text:tab/><text:tab/><text:tab/><text:tab/><text:tab/><text:tab/><text:tab/><text:tab/><text:tab/><text:tab/><text:span text:style-name="T4">Hormat Kami,</text:span></text:p>
      <text:p text:style-name="P8"><text:tab/><text:tab/><text:tab/><text:tab/><text:tab/><text:tab/><text:tab/><text:tab/><text:tab/>PT. Bayu Tehnik Wicaksono</text:p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span text:style-name="T5">D A R N O</text:span></text:p>
      <text:p text:style-name="P8"><text:tab/><text:tab/><text:tab/><text:tab/><text:tab/><text:tab/><text:tab/><text:tab/><text:tab/><text:tab/> <text:s/>Direktur</text:p>
      <text:p text:style-name="P9">(PROV108)</text:p>
      <text:p text:style-name="P10">Tanggal nota : 09/04/2025</text:p>
      <text:p text:style-name="P11"><text:span text:style-name="T6">Batas waktu : 09/05/2025</text:span><text:span text:style-name="T7">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Kepada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2">RSUD dr. R. KOESMA</text:p>
            <text:p text:style-name="P13">Jl. DR. Wahidin Sudirohusodo No.800, Sidorejo, Kec. Tuban</text:p>
            <text:p text:style-name="P13">Tuban Jawa Timur</text:p>
            <text:p text:style-name="P13">62315 </text:p>
            <text:p text:style-name="P13">NPWP: 00.275.560.1-648.000</text:p>
            <text:p text:style-name="P13"/>
            <text:p text:style-name="P13">Telepon: (0356)321010</text:p>
            <text:p text:style-name="P13">Email: rsud@rsudkoesma.id</text:p>
          </table:table-cell>
        </table:table-row>
      </table:table>
      <text:p text:style-name="P14">Jumlah dalam mata uang Indonesia Rupia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5">Nama Barang</text:p>
          </table:table-cell>
          <table:table-cell table:style-name="Table3.A1" table:number-columns-spanned="2" office:value-type="string">
            <text:p text:style-name="P15">Banyaknya</text:p>
          </table:table-cell>
          <table:covered-table-cell/>
          <table:table-cell table:style-name="Table3.A1" office:value-type="string">
            <text:p text:style-name="P15">Harga </text:p>
          </table:table-cell>
          <table:table-cell table:style-name="Table3.F1" office:value-type="string">
            <text:p text:style-name="P15">Jumlah 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Jasa - Service Pemeliharaan IPAL/Perawatan Rutin Peralatan IPAL<text:line-break/>APRIL 2025<text:line-break/>(From 01/04/2025 to 30/04/2025)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kali</text:p>
          </table:table-cell>
          <table:table-cell table:style-name="Table3.A2" office:value-type="string">
            <text:p text:style-name="P17">4.000.000</text:p>
          </table:table-cell>
          <table:table-cell table:style-name="Table3.F2" office:value-type="string">
            <text:p text:style-name="P17">4.000.000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table:number-columns-spanned="4" office:value-type="string">
            <text:p text:style-name="P18">Total (tidak termasuk pajak)</text:p>
          </table:table-cell>
          <table:covered-table-cell/>
          <table:covered-table-cell/>
          <table:covered-table-cell/>
          <table:table-cell table:style-name="Table3.F3" office:value-type="string">
            <text:p text:style-name="P19">4.000.000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table:number-columns-spanned="4" office:value-type="string">
            <text:p text:style-name="P18">Total pajak 11%</text:p>
          </table:table-cell>
          <table:covered-table-cell/>
          <table:covered-table-cell/>
          <table:covered-table-cell/>
          <table:table-cell table:style-name="Table3.F3" office:value-type="string">
            <text:p text:style-name="P19">440.000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table:number-columns-spanned="4" office:value-type="string">
            <text:p text:style-name="P18">Total (termasuk pajak)</text:p>
          </table:table-cell>
          <table:covered-table-cell/>
          <table:covered-table-cell/>
          <table:covered-table-cell/>
          <table:table-cell table:style-name="Table3.F3" office:value-type="string">
            <text:p text:style-name="P19">4.440.000</text:p>
          </table:table-cell>
        </table:table-row>
      </table:table>
      <text:p text:style-name="P20"/>
      <table:table table:name="Table4" table:style-name="Table4">
        <table:table-column table:style-name="Table4.A" table:number-columns-repeated="3"/>
        <table:table-row>
          <table:table-cell table:style-name="Table4.A1" table:number-columns-spanned="2" office:value-type="string">
            <text:p text:style-name="P21">Pembayaran dengan transfer ke rekening bank berikut:</text:p>
          </table:table-cell>
          <table:covered-table-cell/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21">Bank:</text:p>
          </table:table-cell>
          <table:table-cell table:style-name="Table4.A1" office:value-type="string">
            <text:p text:style-name="P21">Kode Bank:</text:p>
          </table:table-cell>
          <table:table-cell table:style-name="Table4.A1" office:value-type="string">
            <text:p text:style-name="P21">Nomor Akun:</text:p>
          </table:table-cell>
        </table:table-row>
        <table:table-row>
          <table:table-cell table:style-name="Table4.A1" office:value-type="string">
            <text:p text:style-name="P22">BANK JATENG</text:p>
          </table:table-cell>
          <table:table-cell table:style-name="Table4.A1" office:value-type="string">
            <text:p text:style-name="P22">113</text:p>
          </table:table-cell>
          <table:table-cell table:style-name="Table4.A1" office:value-type="string">
            <text:p text:style-name="P22">1022009723</text:p>
          </table:table-cell>
        </table:table-row>
      </table:table>
      <text:p text:style-name="P4"/>
      <text:p text:style-name="P4"/>
      <text:p text:style-name="P7"><text:tab/><text:tab/><text:tab/><text:tab/><text:tab/><text:tab/><text:tab/><text:tab/><text:tab/><text:tab/><text:span text:style-name="T4">Hormat Kami,</text:span></text:p>
      <text:p text:style-name="P8"><text:tab/><text:tab/><text:tab/><text:tab/><text:tab/><text:tab/><text:tab/><text:tab/><text:tab/>PT. Bayu Tehnik Wicaksono</text:p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span text:style-name="T5">D A R N O</text:span></text:p>
      <text:p text:style-name="P8"><text:tab/><text:tab/><text:tab/><text:tab/><text:tab/><text:tab/><text:tab/><text:tab/><text:tab/><text:tab/> <text:s/>Direkt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2pt" fo:language="id" fo:country="ID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roman" style:font-pitch="variable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roman" style:font-pitch="variable" fo:language="zh" fo:country="CN" style:language-asian="zh" style:country-asian="CN" style:font-name-complex="Lohit Devanagari1" style:font-family-complex="'Lohit Devanagari'" style:font-family-generic-complex="system" style:font-pitch-complex="variable" style:language-complex="zh" style:country-complex="CN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>
      <style:paragraph-properties fo:margin-top="0cm" fo:margin-bottom="0.247cm" style:contextual-spacing="false" fo:line-height="115%"/>
      <style:text-properties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0.5pt" style:font-name-complex="Lohit Devanagari1" style:font-family-complex="'Lohit Devanagari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cm" fo:page-height="33.001cm" style:num-format="1" style:print-orientation="portrait" fo:margin-top="2cm" fo:margin-bottom="2cm" fo:margin-left="2cm" fo:margin-right="2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8cm" fo:margin-left="0cm" fo:margin-right="0cm" fo:margin-bottom="2.40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11" text:anchor-type="as-char" svg:width="16.515cm" svg:height="2.009cm" draw:z-index="1"><draw:image xlink:href="Pictures/1000000000000596000000AE0BDDB537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4-08T05:51:00</meta:creation-date>
    <meta:initial-creator>febriansasi</meta:initial-creator>
    <dc:creator/>
    <dc:date>2025-06-02T16:16:07</dc:date>
    <meta:editing-cycles>16</meta:editing-cycles>
    <meta:editing-duration>PT1H45M16S</meta:editing-duration>
    <meta:generator>LibreOffice/25.2.3.2$Linux_X86_64 LibreOffice_project/bbb074479178df812d175f709636b368952c2ce3</meta:generator>
    <meta:document-statistic meta:table-count="5" meta:image-count="1" meta:object-count="0" meta:page-count="2" meta:paragraph-count="73" meta:word-count="206" meta:character-count="1678" meta:non-whitespace-character-count="1385"/>
    <meta:user-defined meta:name="KSOProductBuildVer">1033-11.1.0.11664</meta:user-defined>
  </office:meta>
</office:document-meta>
</file>